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melConsumerEndpoint.addHeaders( MessageExchange messageExchange , Exchange camel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melConsumerEndpoint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melConsumerEndpoint.process( Exchange exchange , AsyncCallback asyncCallba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melConsumerEndpoint.process( MessageExchange message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amelConsumerEndpoint.CamelConsumerEndpoint( JbiBinding binding , JbiEndpoint jbi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melConsumerEndpoint.addHeaders( NormalizedMessage normalizedMessage , Message camel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melConsumerEndpoint.addAttachments( NormalizedMessage normalizedMessage , Message camel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melConsumerEndpoint.process( Exchange exch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